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gy Open Sans" svg:font-family="'Sgy Open Sans', 'Lucida Grande', Tahoma, Verdan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line-height="100%"/>
      <style:text-properties fo:font-size="13pt" officeooo:rsid="000a90ba" officeooo:paragraph-rsid="001b6567" style:font-size-asian="13pt" style:font-size-complex="13pt"/>
    </style:style>
    <style:style style:name="P2" style:family="paragraph" style:parent-style-name="Standard">
      <style:paragraph-properties fo:line-height="100%"/>
      <style:text-properties fo:font-size="13pt" officeooo:rsid="001b6567" officeooo:paragraph-rsid="001b6567" style:font-size-asian="13pt" style:font-size-complex="13pt"/>
    </style:style>
    <style:style style:name="P3" style:family="paragraph" style:parent-style-name="Standard">
      <style:paragraph-properties fo:line-height="100%"/>
      <style:text-properties officeooo:paragraph-rsid="001b6567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2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line-height="100%"/>
      <style:text-properties fo:font-variant="normal" fo:text-transform="none" fo:color="#000000" loext:opacity="100%" style:font-name="Times New Roman2" fo:font-size="12pt" fo:letter-spacing="normal" fo:font-style="normal" fo:font-weight="normal" officeooo:rsid="000a90ba" officeooo:paragraph-rsid="001b6567" style:font-size-asian="13pt" style:font-size-complex="13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/>
    </style:style>
    <style:style style:name="P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Sgy Open Sans" fo:font-size="9pt" fo:letter-spacing="normal" fo:font-style="normal" fo:font-weight="bold" style:font-weight-asian="bold" style:font-weight-complex="bold" loext:padding="0cm" loext:border="none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a: Processing Environment</text:span></text:p>
      <text:p text:style-name="P3"><text:span text:style-name="T2"/></text:p>
      <text:p text:style-name="P1"><text:span text:style-name="T1">Name : Hruhsikesh Vijaykumar Bhosale</text:span></text:p>
      <text:p text:style-name="P1"><text:span text:style-name="T1">PRN : 2020BTEIT00047</text:span></text:p>
      <text:p text:style-name="P1"><text:span text:style-name="T1"/></text:p>
      <text:p text:style-name="P5"><text:span text:style-name="T1">Objectives:</text:span></text:p>
      <text:p text:style-name="P4">1.To learn about Processing Environment.</text:p>
      <text:p text:style-name="P4">2. To know the difference between fork/vfork and various execs variations.</text:p>
      <text:p text:style-name="P4">3. Use of system call to write effective programs.</text:p>
      <text:p text:style-name="P6"/>
      <text:p text:style-name="P6"/>
      <text:list xml:id="list1371273387" text:style-name="L1">
        <text:list-item>
          <text:p text:style-name="P7">Write the application or program to create Childs assign the task to them by variation exec system calls. (B)</text:p>
        </text:list-item>
      </text:list>
      <text:p text:style-name="P1"><text:span text:style-name="T1"/></text:p>
      <text:p text:style-name="P2"><text:span text:style-name="T1">Code :</text:span></text:p>
      <text:p text:style-name="P2"><text:span text:style-name="T1"/></text:p>
      <text:p text:style-name="P2"><text:span text:style-name="T1">#include &lt;stdio.h&gt;</text:span></text:p>
      <text:p text:style-name="P2"><text:span text:style-name="T1">#include &lt;stdlib.h&gt;</text:span></text:p>
      <text:p text:style-name="P2"><text:span text:style-name="T1">#include &lt;unistd.h&gt;</text:span></text:p>
      <text:p text:style-name="P2"><text:span text:style-name="T1">#include &lt;sys/wait.h&gt;</text:span></text:p>
      <text:p text:style-name="P2"><text:span text:style-name="T1"/></text:p>
      <text:p text:style-name="P2"><text:span text:style-name="T1">int main() {</text:span></text:p>
      <text:p text:style-name="P2"><text:span text:style-name="T1"><text:s text:c="4"/>pid_t child_pid;</text:span></text:p>
      <text:p text:style-name="P2"><text:span text:style-name="T1"/></text:p>
      <text:p text:style-name="P2"><text:span text:style-name="T1"><text:s text:c="4"/>child_pid = fork();</text:span></text:p>
      <text:p text:style-name="P2"><text:span text:style-name="T1"/></text:p>
      <text:p text:style-name="P2"><text:span text:style-name="T1"><text:s text:c="4"/>if (child_pid == 0) {</text:span></text:p>
      <text:p text:style-name="P2"><text:span text:style-name="T1"/></text:p>
      <text:p text:style-name="P2"><text:span text:style-name="T1"><text:s text:c="8"/>// This is the child process</text:span></text:p>
      <text:p text:style-name="P2"><text:span text:style-name="T1"><text:s text:c="8"/>char *args[] = {"/bin/ls", "-l", NULL};</text:span></text:p>
      <text:p text:style-name="P2"><text:span text:style-name="T1"><text:s text:c="8"/>execvp(args[0], args);</text:span></text:p>
      <text:p text:style-name="P2"><text:span text:style-name="T1"><text:s text:c="8"/>printf("This message will not be printed if execvp is successful\n");</text:span></text:p>
      <text:p text:style-name="P2"><text:span text:style-name="T1"/></text:p>
      <text:p text:style-name="P2"><text:span text:style-name="T1"><text:s text:c="4"/>} else {</text:span></text:p>
      <text:p text:style-name="P2"><text:span text:style-name="T1"/></text:p>
      <text:p text:style-name="P2"><text:span text:style-name="T1"><text:s text:c="8"/>// This is the parent process</text:span></text:p>
      <text:p text:style-name="P2"><text:span text:style-name="T1"><text:s text:c="8"/>printf("Child process created with pid: %d\n", child_pid);</text:span></text:p>
      <text:p text:style-name="P2"><text:span text:style-name="T1"><text:s text:c="8"/>wait(NULL);</text:span></text:p>
      <text:p text:style-name="P2"><text:span text:style-name="T1"><text:s text:c="8"/>printf("Child process has completed\n");</text:span></text:p>
      <text:p text:style-name="P2"><text:span text:style-name="T1"/></text:p>
      <text:p text:style-name="P2"><text:span text:style-name="T1"><text:s text:c="4"/>}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heory:</text:span></text:p>
      <text:p text:style-name="P2"><text:soft-page-break/><text:span text:style-name="T1">This program uses the fork system call to create three child processes. Each child process uses a different exec function from the exec family (execvp) to replace its own memory space with a different command. The first child process runs the "ls -l" command, the second child process runs the "grep root /etc/passwd" command, and the third child process runs the "date" command. The parent process then waits for all three child processes to complete before exiting.</text:span></text:p>
      <text:p text:style-name="P2"><text:span text:style-name="T1">It's also worth noting that the exit(0) after the execvp calls are to prevent the child from executing the parent code and in case the execvp fail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gy Open Sans" svg:font-family="'Sgy Open Sans', 'Lucida Grande', Tahoma, Verdan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23:04:47.373657024</meta:creation-date>
    <dc:date>2023-01-22T23:07:36.890906142</dc:date>
    <meta:editing-duration>PT2M52S</meta:editing-duration>
    <meta:editing-cycles>1</meta:editing-cycles>
    <meta:document-statistic meta:table-count="0" meta:image-count="0" meta:object-count="0" meta:page-count="2" meta:paragraph-count="30" meta:word-count="231" meta:character-count="1530" meta:non-whitespace-character-count="1246"/>
    <meta:generator>LibreOffice/7.3.7.2$Linux_X86_64 LibreOffice_project/30$Build-2</meta:generator>
  </office:meta>
</office:document-meta>
</file>